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Bahnschrift" fo:font-weight="bold" style:font-weight-asian="bold" fo:font-size="14pt" style:font-size-asian="14pt" style:text-underline-type="single" style:text-underline-style="solid" style:text-underline-width="bold" style:text-underline-mode="continuous" style:text-underline-color="#C00000"/>
    </style:style>
    <style:style style:name="P2" style:parent-style-name="Normal" style:family="paragraph">
      <style:text-properties style:font-name="Bahnschrift" fo:font-weight="bold" style:font-weight-asian="bold" fo:font-size="14pt" style:font-size-asian="14pt"/>
    </style:style>
    <style:style style:name="P3" style:parent-style-name="Normal" style:family="paragraph">
      <style:text-properties style:font-name="Bahnschrift" fo:font-weight="bold" style:font-weight-asian="bold" fo:font-size="14pt" style:font-size-asian="14pt"/>
    </style:style>
    <style:style style:name="P4" style:parent-style-name="Normal" style:family="paragraph">
      <style:text-properties style:font-name="Bahnschrift" fo:font-weight="bold" style:font-weight-asian="bold" fo:font-size="14pt" style:font-size-asian="14pt"/>
    </style:style>
    <style:style style:name="P5" style:parent-style-name="Normal" style:family="paragraph">
      <style:text-properties style:font-name="Bahnschrift" fo:font-weight="bold" style:font-weight-asian="bold" fo:font-size="14pt" style:font-size-asian="14pt"/>
    </style:style>
    <style:style style:name="T6" style:parent-style-name="Policepardéfaut" style:family="text">
      <style:text-properties style:font-name="Bahnschrift" fo:font-weight="bold" style:font-weight-asian="bold" fo:font-size="14pt" style:font-size-asian="14pt"/>
    </style:style>
    <style:style style:name="T7" style:parent-style-name="Policepardéfaut" style:family="text">
      <style:text-properties style:font-name="Bahnschrift" fo:font-weight="bold" style:font-weight-asian="bold" fo:font-size="14pt" style:font-size-asian="14pt" fo:language="en" fo:country="US"/>
    </style:style>
    <style:style style:name="P8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9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10" style:parent-style-name="Normal" style:family="paragraph">
      <style:text-properties style:font-name="Bahnschrift" fo:font-weight="bold" style:font-weight-asian="bold" fo:font-size="14pt" style:font-size-asian="14pt"/>
    </style:style>
    <style:style style:name="P11" style:parent-style-name="Normal" style:family="paragraph">
      <style:text-properties style:font-name="Bahnschrift" fo:font-weight="bold" style:font-weight-asian="bold" fo:font-size="14pt" style:font-size-asian="14pt"/>
    </style:style>
    <style:style style:name="P12" style:parent-style-name="Normal" style:family="paragraph">
      <style:text-properties style:font-name="Bahnschrift" fo:font-weight="bold" style:font-weight-asian="bold" fo:font-size="14pt" style:font-size-asian="14pt"/>
    </style:style>
    <style:style style:name="P13" style:parent-style-name="Normal" style:family="paragraph">
      <style:text-properties style:font-name="Bahnschrift" fo:font-weight="bold" style:font-weight-asian="bold" fo:font-size="14pt" style:font-size-asian="14pt"/>
    </style:style>
    <style:style style:name="P14" style:parent-style-name="Normal" style:family="paragraph">
      <style:text-properties style:font-name="Bahnschrift" fo:font-weight="bold" style:font-weight-asian="bold" fo:font-size="14pt" style:font-size-asian="14pt"/>
    </style:style>
    <style:style style:name="P15" style:parent-style-name="Normal" style:family="paragraph">
      <style:text-properties style:font-name="Bahnschrift" fo:font-weight="bold" style:font-weight-asian="bold" fo:font-size="14pt" style:font-size-asian="14pt"/>
    </style:style>
    <style:style style:name="P16" style:parent-style-name="Normal" style:family="paragraph">
      <style:text-properties style:font-name="Bahnschrift" fo:font-weight="bold" style:font-weight-asian="bold" fo:font-size="14pt" style:font-size-asian="14pt"/>
    </style:style>
    <style:style style:name="P17" style:parent-style-name="Normal" style:family="paragraph">
      <style:text-properties style:font-name="Bahnschrift" fo:font-weight="bold" style:font-weight-asian="bold" fo:font-size="14pt" style:font-size-asian="14pt"/>
    </style:style>
    <style:style style:name="P18" style:parent-style-name="Normal" style:family="paragraph">
      <style:text-properties style:font-name="Bahnschrift" fo:font-weight="bold" style:font-weight-asian="bold" fo:font-size="14pt" style:font-size-asian="14pt"/>
    </style:style>
    <style:style style:name="P19" style:parent-style-name="Normal" style:family="paragraph">
      <style:text-properties style:font-name="Bahnschrift" fo:font-weight="bold" style:font-weight-asian="bold" fo:font-size="14pt" style:font-size-asian="14pt"/>
    </style:style>
    <style:style style:name="P20" style:parent-style-name="Normal" style:family="paragraph">
      <style:text-properties style:font-name="Bahnschrift" fo:font-weight="bold" style:font-weight-asian="bold" fo:font-size="14pt" style:font-size-asian="14pt"/>
    </style:style>
    <style:style style:name="P21" style:parent-style-name="Normal" style:family="paragraph">
      <style:text-properties style:font-name="Bahnschrift" fo:font-weight="bold" style:font-weight-asian="bold" fo:font-size="14pt" style:font-size-asian="14pt"/>
    </style:style>
    <style:style style:name="P22" style:parent-style-name="Normal" style:family="paragraph">
      <style:text-properties style:font-name="Bahnschrift" fo:font-weight="bold" style:font-weight-asian="bold" fo:font-size="14pt" style:font-size-asian="14pt"/>
    </style:style>
    <style:style style:name="P23" style:parent-style-name="Normal" style:family="paragraph">
      <style:text-properties style:font-name="Bahnschrift" fo:font-weight="bold" style:font-weight-asian="bold" fo:font-size="14pt" style:font-size-asian="14pt"/>
    </style:style>
    <style:style style:name="P24" style:parent-style-name="Normal" style:family="paragraph">
      <style:text-properties style:font-name="Bahnschrift" fo:font-weight="bold" style:font-weight-asian="bold" fo:font-size="14pt" style:font-size-asian="14pt"/>
    </style:style>
    <style:style style:name="P25" style:parent-style-name="Normal" style:family="paragraph">
      <style:text-properties style:font-name="Bahnschrift" fo:font-weight="bold" style:font-weight-asian="bold" fo:font-size="14pt" style:font-size-asian="14pt"/>
    </style:style>
    <style:style style:name="P26" style:parent-style-name="Normal" style:family="paragraph">
      <style:text-properties style:font-name="Bahnschrift" fo:font-weight="bold" style:font-weight-asian="bold" fo:font-size="14pt" style:font-size-asian="14pt"/>
    </style:style>
    <style:style style:name="P27" style:parent-style-name="Normal" style:family="paragraph">
      <style:text-properties style:font-name="Bahnschrift" fo:font-weight="bold" style:font-weight-asian="bold" fo:font-size="14pt" style:font-size-asian="14pt"/>
    </style:style>
    <style:style style:name="P28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29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30" style:parent-style-name="Normal" style:family="paragraph">
      <style:text-properties style:font-name="Bahnschrift" fo:font-weight="bold" style:font-weight-asian="bold" fo:font-size="14pt" style:font-size-asian="14pt"/>
    </style:style>
    <style:style style:name="P31" style:parent-style-name="Normal" style:family="paragraph">
      <style:text-properties style:font-name="Bahnschrift" fo:font-weight="bold" style:font-weight-asian="bold" fo:font-size="14pt" style:font-size-asian="14pt"/>
    </style:style>
    <style:style style:name="P32" style:parent-style-name="Normal" style:family="paragraph">
      <style:text-properties style:font-name="Bahnschrift" fo:font-weight="bold" style:font-weight-asian="bold" fo:font-size="14pt" style:font-size-asian="14pt"/>
    </style:style>
    <style:style style:name="P33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34" style:parent-style-name="Normal" style:family="paragraph">
      <style:text-properties style:font-name="Bahnschrift" fo:font-weight="bold" style:font-weight-asian="bold" fo:font-size="14pt" style:font-size-asian="14pt"/>
    </style:style>
    <style:style style:name="P35" style:parent-style-name="Normal" style:family="paragraph">
      <style:text-properties style:font-name="Bahnschrift" fo:font-weight="bold" style:font-weight-asian="bold" fo:font-size="14pt" style:font-size-asian="14pt"/>
    </style:style>
    <style:style style:name="P36" style:parent-style-name="Normal" style:family="paragraph">
      <style:text-properties style:font-name="Bahnschrift" fo:font-weight="bold" style:font-weight-asian="bold" fo:font-size="14pt" style:font-size-asian="14pt"/>
    </style:style>
    <style:style style:name="P37" style:parent-style-name="Normal" style:family="paragraph">
      <style:text-properties style:font-name="Bahnschrift" fo:font-weight="bold" style:font-weight-asian="bold" fo:font-size="14pt" style:font-size-asian="14pt"/>
    </style:style>
    <style:style style:name="P38" style:parent-style-name="Normal" style:family="paragraph">
      <style:text-properties style:font-name="Bahnschrift" fo:font-weight="bold" style:font-weight-asian="bold" fo:font-size="14pt" style:font-size-asian="14pt"/>
    </style:style>
    <style:style style:name="P39" style:parent-style-name="Normal" style:family="paragraph">
      <style:text-properties style:font-name="Bahnschrift" fo:font-weight="bold" style:font-weight-asian="bold" fo:font-size="14pt" style:font-size-asian="14pt"/>
    </style:style>
    <style:style style:name="P40" style:parent-style-name="Normal" style:family="paragraph">
      <style:text-properties style:font-name="Bahnschrift" fo:font-weight="bold" style:font-weight-asian="bold" fo:font-size="14pt" style:font-size-asian="14pt"/>
    </style:style>
    <style:style style:name="P41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2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3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4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5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6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7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8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49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0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1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2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3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4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5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6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7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8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59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60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61" style:parent-style-name="Normal" style:family="paragraph">
      <style:text-properties style:font-name="Bahnschrift" fo:font-weight="bold" style:font-weight-asian="bold" fo:font-size="14pt" style:font-size-asian="14pt"/>
    </style:style>
    <style:style style:name="P62" style:parent-style-name="Normal" style:family="paragraph">
      <style:text-properties style:font-name="Bahnschrift" fo:font-weight="bold" style:font-weight-asian="bold" fo:font-size="14pt" style:font-size-asian="14pt"/>
    </style:style>
    <style:style style:name="P63" style:parent-style-name="Normal" style:family="paragraph">
      <style:text-properties style:font-name="Bahnschrift" fo:font-weight="bold" style:font-weight-asian="bold" fo:font-size="14pt" style:font-size-asian="14pt"/>
    </style:style>
    <style:style style:name="P64" style:parent-style-name="Normal" style:family="paragraph">
      <style:text-properties style:font-name="Bahnschrift" fo:font-weight="bold" style:font-weight-asian="bold" fo:font-size="14pt" style:font-size-asian="14pt"/>
    </style:style>
    <style:style style:name="P65" style:parent-style-name="Normal" style:family="paragraph">
      <style:text-properties style:font-name="Bahnschrift" fo:font-weight="bold" style:font-weight-asian="bold" fo:font-size="14pt" style:font-size-asian="14pt"/>
    </style:style>
    <style:style style:name="P66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67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68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69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0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1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2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3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4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5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6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7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8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79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80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81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82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83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84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85" style:parent-style-name="Normal" style:family="paragraph">
      <style:text-properties style:font-name="Bahnschrift" fo:font-weight="bold" style:font-weight-asian="bold" fo:font-size="14pt" style:font-size-asian="14pt" fo:language="en" fo:country="US"/>
    </style:style>
    <style:style style:name="P86" style:parent-style-name="Normal" style:family="paragraph">
      <style:text-properties fo:language="en" fo:country="US"/>
    </style:style>
  </office:automatic-styles>
  <office:body>
    <office:text text:use-soft-page-breaks="true">
      <text:p text:style-name="P1">#CORRECTION DU DEVOIR </text:p>
      <text:p text:style-name="P2">#Exercice 1 :</text:p>
      <text:p text:style-name="P3">def fibonacci_superieur(n):</text:p>
      <text:p text:style-name="P4"><text:s text:c="4"/>f1, f2 = 1, 1 <text:s/># Premiers termes</text:p>
      <text:p text:style-name="P5"><text:s text:c="4"/>while f2 &lt;= n: <text:s/># Génération des termes jusqu'à dépasser n</text:p>
      <text:p text:style-name="Normal"><text:span text:style-name="T6"><text:s text:c="8"/></text:span><text:span text:style-name="T7">f1, f2 = f2, f1 + f2</text:span></text:p>
      <text:p text:style-name="P8"><text:s text:c="4"/>return f2</text:p>
      <text:p text:style-name="P9"/>
      <text:p text:style-name="P10"># Tests pour les valeurs<text:s/>demandées</text:p>
      <text:p text:style-name="P11">print(fibonacci_superieur(75)) <text:s/># Résultat attendu : 89</text:p>
      <text:p text:style-name="P12">print(fibonacci_superieur(50)) <text:s/># Résultat attendu : 55</text:p>
      <text:p text:style-name="P13">print(fibonacci_superieur(100)) <text:s/># Résultat attendu : 144</text:p>
      <text:p text:style-name="P14"/>
      <text:p text:style-name="P15"/>
      <text:p text:style-name="P16">#Exercice 2 :</text:p>
      <text:p text:style-name="P17"/>
      <text:p text:style-name="P18">BOS = [2.67, 1.00, 1.21, 3.09, 3.43, 4.71, 3.88, 3.08, 4.10,<text:s/>2.62, 1.01, 5.93]</text:p>
      <text:p text:style-name="P19">MER = [6.83, 3.63, 7.20, 2.68, 2.05, 2.96, 1.04, 0.00, 0.03, 6.71, 8.28, 6.85]</text:p>
      <text:p text:style-name="P20"/>
      <text:p text:style-name="P21"># a) Totaux et moyennes</text:p>
      <text:p text:style-name="P22">total_bos, total_mer = sum(BOS), sum(MER)</text:p>
      <text:p text:style-name="P23">mean_bos, mean_mer = total_bos / 12, total_mer / 12</text:p>
      <text:p text:style-name="P24">print(f"Totaux:<text:s/>Boston={total_bos}, Seattle={total_mer}")</text:p>
      <text:p text:style-name="P25">print(f"Moyennes: Boston={mean_bos}, Seattle={mean_mer}")</text:p>
      <text:p text:style-name="P26"/>
      <text:p text:style-name="P27"># b) Mois avec précipitations supérieures à la moyenne</text:p>
      <text:p text:style-name="P28">bos_above_mean = sum(1 for x in BOS if x &gt; mean_bos)</text:p>
      <text:soft-page-break/>
      <text:p text:style-name="P29">mer_above_mean = sum(1 for x in MER if x &gt; mean_mer)</text:p>
      <text:p text:style-name="P30">print(f"Mois supérieurs à la moyenne: Boston={bos_above_mean}, Seattle={mer_above_mean}")</text:p>
      <text:p text:style-name="P31"/>
      <text:p text:style-name="P32"># c) Mois où Boston a moins de précipitations que Seattle</text:p>
      <text:p text:style-name="P33">months_bos_less_mer = [i + 1 for i in range(12) if BOS[i] &lt; MER[i]]</text:p>
      <text:p text:style-name="P34">print(f"Mois où Boston a<text:s/>moins de précipitations: {months_bos_less_mer}")</text:p>
      <text:p text:style-name="P35"/>
      <text:p text:style-name="P36">#Exercice 3 :</text:p>
      <text:p text:style-name="P37"/>
      <text:p text:style-name="P38">import matplotlib.pyplot as plt</text:p>
      <text:p text:style-name="P39"/>
      <text:p text:style-name="P40"># Paramètres</text:p>
      <text:p text:style-name="P41">H, P = 20, 2</text:p>
      <text:p text:style-name="P42">r, a = 2, 0.05</text:p>
      <text:p text:style-name="P43">generations = 30</text:p>
      <text:p text:style-name="P44"/>
      <text:p text:style-name="P45">H_pop, P_pop = [H], [P]</text:p>
      <text:p text:style-name="P46">for t in range(generations):</text:p>
      <text:p text:style-name="P47"><text:s text:c="4"/>H_next = H * r * (2.71828 ** (-a * P))</text:p>
      <text:p text:style-name="P48"><text:s text:c="4"/>P_next = H * (1 - (2.71828 ** (-a * P)))</text:p>
      <text:p text:style-name="P49"><text:s text:c="4"/>H, P = H_next, P_next</text:p>
      <text:p text:style-name="P50"><text:s text:c="4"/>H_pop.append(H)</text:p>
      <text:p text:style-name="P51"><text:s text:c="4"/>P_pop.append(P)</text:p>
      <text:p text:style-name="P52"/>
      <text:p text:style-name="P53"># Affichage</text:p>
      <text:p text:style-name="P54">plt.plot(range(generations + 1), H_pop, label="Hôtes")</text:p>
      <text:soft-page-break/>
      <text:p text:style-name="P55">plt.plot(range(generations + 1), P_pop,<text:s/>label="Parasitoïdes")</text:p>
      <text:p text:style-name="P56">plt.xlabel("Générations")</text:p>
      <text:p text:style-name="P57">plt.ylabel("Population")</text:p>
      <text:p text:style-name="P58">plt.legend()</text:p>
      <text:p text:style-name="P59">plt.show()</text:p>
      <text:p text:style-name="P60"/>
      <text:p text:style-name="P61">#Exercice 4 :</text:p>
      <text:p text:style-name="P62"/>
      <text:p text:style-name="P63">import matplotlib.pyplot as plt</text:p>
      <text:p text:style-name="P64"/>
      <text:p text:style-name="P65"># Paramètres</text:p>
      <text:p text:style-name="P66">H, P = 20, 2</text:p>
      <text:p text:style-name="P67">r, a = 2, 0.05</text:p>
      <text:p text:style-name="P68">generations = 30</text:p>
      <text:p text:style-name="P69"/>
      <text:p text:style-name="P70">H_pop, P_pop = [H], [P]</text:p>
      <text:p text:style-name="P71">for t in range(generations):</text:p>
      <text:p text:style-name="P72"><text:s text:c="4"/>H_next = H * r * (2.71828 ** (-a * P))</text:p>
      <text:p text:style-name="P73"><text:s text:c="4"/>P_next = H * (1 - (2.71828 ** (-a * P)))</text:p>
      <text:p text:style-name="P74"><text:s text:c="4"/>H, P = H_next, P_next</text:p>
      <text:p text:style-name="P75"><text:s text:c="4"/>H_pop.append(H)</text:p>
      <text:p text:style-name="P76"><text:s text:c="4"/>P_pop.append(P)</text:p>
      <text:p text:style-name="P77"/>
      <text:p text:style-name="P78"># Affichage</text:p>
      <text:p text:style-name="P79">plt.plot(range(generations + 1), H_pop, label="Hôtes")</text:p>
      <text:p text:style-name="P80">plt.plot(range(generations + 1), P_pop, label="Parasitoïdes")</text:p>
      <text:p text:style-name="P81">plt.xlabel("Générations")</text:p>
      <text:soft-page-break/>
      <text:p text:style-name="P82">plt.ylabel("Population")</text:p>
      <text:p text:style-name="P83">plt.legend()</text:p>
      <text:p text:style-name="P84">plt.show()</text:p>
      <text:p text:style-name="P85"/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matoulaye Bah</meta:initial-creator>
    <dc:creator>Ramatoulaye Bah</dc:creator>
    <meta:creation-date>2025-02-11T13:22:00Z</meta:creation-date>
    <dc:date>2025-02-11T13:27:00Z</dc:date>
    <meta:template xlink:href="Normal" xlink:type="simple"/>
    <meta:editing-cycles>2</meta:editing-cycles>
    <meta:editing-duration>PT180S</meta:editing-duration>
    <meta:document-statistic meta:page-count="4" meta:paragraph-count="4" meta:word-count="356" meta:character-count="2315" meta:row-count="16" meta:non-whitespace-character-count="1963"/>
  </office:meta>
</office:document-meta>
</file>